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ans Mono" fo:font-size="14pt" officeooo:rsid="000e34f1" officeooo:paragraph-rsid="000e34f1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style:font-name="DejaVu Sans Mono" fo:font-size="14pt" officeooo:rsid="0011427b" officeooo:paragraph-rsid="0011427b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DejaVu Sans Mono" fo:font-size="14pt" officeooo:rsid="0011ea82" officeooo:paragraph-rsid="0011ea82" style:font-size-asian="14pt" style:font-size-complex="14pt"/>
    </style:style>
    <style:style style:name="T1" style:family="text">
      <style:text-properties officeooo:rsid="00142b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Education Reflection</text:p>
      <text:p text:style-name="P1">Sean Gordon</text:p>
      <text:p text:style-name="P1">March 13, 2020</text:p>
      <text:p text:style-name="P2"/>
      <text:p text:style-name="P3"><text:tab/>Throughout my career at Iowa State University I have grown as a person and an engineer. <text:span text:style-name="T1">Part of this growth can be attributed to my General Education classes, providing me with differing perspectives I have found invaluable when approaching problems. Most notably were Psychology 101 and Speech Communication 212, each helping with changing how I think about problem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7T15:03:45.818061247</dc:date>
    <meta:editing-duration>PT20M25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6" meta:character-count="422" meta:non-whitespace-character-count="359"/>
  </office:meta>
</office:document-meta>
</file>